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SqlPersistenceManager.setTableSpace( String tabl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SqlPersistenceManager.createSchemaSQ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SSqlPersistenceManager.getTabl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SqlPersistenceManager.MSSql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